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/>
    <style:font-face style:name="Liberation Serif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6cm" svg:stroke-color="#c9c9c9" draw:stroke-linejoin="miter" svg:stroke-linecap="butt" draw:fill="none" fo:padding-top="0.028cm" fo:padding-bottom="0.028cm" fo:padding-left="0.028cm" fo:padding-right="0.028cm"/>
    </style:style>
    <style:style style:name="gr3" style:family="graphic" style:parent-style-name="standard">
      <style:graphic-properties draw:stroke="solid" svg:stroke-width="0.056cm" svg:stroke-color="#9acab9" draw:stroke-linejoin="miter" svg:stroke-linecap="butt" draw:fill="none" fo:padding-top="0.028cm" fo:padding-bottom="0.028cm" fo:padding-left="0.028cm" fo:padding-right="0.028cm"/>
    </style:style>
    <style:style style:name="gr4" style:family="graphic" style:parent-style-name="standard">
      <style:graphic-properties draw:stroke="solid" svg:stroke-width="0.056cm" svg:stroke-color="#d4d4d4" draw:stroke-linejoin="miter" svg:stroke-linecap="butt" draw:fill="none" fo:padding-top="0.028cm" fo:padding-bottom="0.028cm" fo:padding-left="0.028cm" fo:padding-right="0.028cm"/>
    </style:style>
    <style:style style:name="gr5" style:family="graphic" style:parent-style-name="standard">
      <style:graphic-properties draw:stroke="solid" svg:stroke-width="0.056cm" svg:stroke-color="#fccbb5" draw:stroke-linejoin="miter" svg:stroke-linecap="butt" draw:fill="none" fo:padding-top="0.028cm" fo:padding-bottom="0.028cm" fo:padding-left="0.028cm" fo:padding-right="0.028cm"/>
    </style:style>
    <style:style style:name="gr6" style:family="graphic" style:parent-style-name="standard">
      <style:graphic-properties draw:stroke="solid" svg:stroke-width="0.056cm" svg:stroke-color="#c4b2be" draw:stroke-linejoin="miter" svg:stroke-linecap="butt" draw:fill="none" fo:padding-top="0.028cm" fo:padding-bottom="0.028cm" fo:padding-left="0.028cm" fo:padding-right="0.028cm"/>
    </style:style>
    <style:style style:name="gr7" style:family="graphic" style:parent-style-name="standard">
      <style:graphic-properties draw:stroke="solid" svg:stroke-width="0.056cm" svg:stroke-color="#efbfa9" draw:stroke-linejoin="miter" svg:stroke-linecap="butt" draw:fill="none" fo:padding-top="0.028cm" fo:padding-bottom="0.028cm" fo:padding-left="0.028cm" fo:padding-right="0.028cm"/>
    </style:style>
    <style:style style:name="gr8" style:family="graphic" style:parent-style-name="standard">
      <style:graphic-properties draw:stroke="solid" svg:stroke-width="0.056cm" svg:stroke-color="#d1d1d1" draw:stroke-linejoin="miter" svg:stroke-linecap="butt" draw:fill="none" fo:padding-top="0.028cm" fo:padding-bottom="0.028cm" fo:padding-left="0.028cm" fo:padding-right="0.028cm"/>
    </style:style>
    <style:style style:name="gr9" style:family="graphic" style:parent-style-name="standard">
      <style:graphic-properties draw:stroke="solid" svg:stroke-width="0.056cm" svg:stroke-color="#b3516d" draw:stroke-linejoin="miter" svg:stroke-linecap="butt" draw:fill="none" fo:padding-top="0.028cm" fo:padding-bottom="0.028cm" fo:padding-left="0.028cm" fo:padding-right="0.028cm"/>
    </style:style>
    <style:style style:name="gr10" style:family="graphic" style:parent-style-name="standard">
      <style:graphic-properties draw:stroke="solid" svg:stroke-width="0.056cm" svg:stroke-color="#bd5774" draw:stroke-linejoin="miter" svg:stroke-linecap="butt" draw:fill="none" fo:padding-top="0.028cm" fo:padding-bottom="0.028cm" fo:padding-left="0.028cm" fo:padding-right="0.028cm"/>
    </style:style>
    <style:style style:name="gr11" style:family="graphic" style:parent-style-name="standard">
      <style:graphic-properties draw:stroke="none" draw:fill="solid" draw:fill-color="#e4a398"/>
    </style:style>
    <style:style style:name="gr12" style:family="graphic" style:parent-style-name="standard">
      <style:graphic-properties draw:stroke="none" draw:fill="solid" draw:fill-color="#d99a8f"/>
    </style:style>
    <style:style style:name="gr13" style:family="graphic" style:parent-style-name="standard">
      <style:graphic-properties draw:stroke="none" draw:fill="solid" draw:fill-color="#3d8377"/>
    </style:style>
    <style:style style:name="gr14" style:family="graphic" style:parent-style-name="standard">
      <style:graphic-properties draw:stroke="none" draw:fill="solid" draw:fill-color="#9f9f9f"/>
    </style:style>
    <style:style style:name="gr15" style:family="graphic" style:parent-style-name="standard">
      <style:graphic-properties draw:stroke="none" draw:fill="solid" draw:fill-color="#90c2ab"/>
    </style:style>
    <style:style style:name="gr16" style:family="graphic" style:parent-style-name="standard">
      <style:graphic-properties draw:stroke="solid" svg:stroke-width="0.056cm" svg:stroke-color="#93cdb8" draw:stroke-linejoin="miter" svg:stroke-linecap="butt" draw:fill="none" fo:padding-top="0.028cm" fo:padding-bottom="0.028cm" fo:padding-left="0.028cm" fo:padding-right="0.028cm"/>
    </style:style>
    <style:style style:name="gr17" style:family="graphic" style:parent-style-name="standard">
      <style:graphic-properties draw:stroke="none" draw:fill="solid" draw:fill-color="#99cdb5"/>
    </style:style>
    <style:style style:name="gr18" style:family="graphic" style:parent-style-name="standard">
      <style:graphic-properties draw:stroke="none" draw:fill="solid" draw:fill-color="#b2b2b2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4a398"/>
    </style:style>
    <style:style style:name="P4" style:family="paragraph">
      <loext:graphic-properties draw:fill="solid" draw:fill-color="#d99a8f"/>
    </style:style>
    <style:style style:name="P5" style:family="paragraph">
      <loext:graphic-properties draw:fill="solid" draw:fill-color="#3d8377"/>
    </style:style>
    <style:style style:name="P6" style:family="paragraph">
      <loext:graphic-properties draw:fill="solid" draw:fill-color="#9f9f9f"/>
    </style:style>
    <style:style style:name="P7" style:family="paragraph">
      <loext:graphic-properties draw:fill="solid" draw:fill-color="#90c2ab"/>
    </style:style>
    <style:style style:name="P8" style:family="paragraph">
      <loext:graphic-properties draw:fill="solid" draw:fill-color="#99cdb5"/>
    </style:style>
    <style:style style:name="P9" style:family="paragraph">
      <loext:graphic-properties draw:fill="solid" draw:fill-color="#b2b2b2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3465a4" style:font-name="Liberation Serif2" fo:font-size="16pt" style:font-size-asian="16pt" style:font-name-complex="Liberation Serif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39cm" svg:height="21.589cm" svg:x="0cm" svg:y="0cm" svg:viewBox="0 0 27940 21590" draw:points="0,0 27940,0 27940,21590 0,21590">
          <text:p/>
        </draw:polygon>
        <draw:polygon draw:style-name="gr1" draw:text-style-name="P1" draw:layer="layout" svg:width="27.94cm" svg:height="21.59cm" svg:x="0cm" svg:y="0cm" svg:viewBox="0 0 27941 21591" draw:points="0,0 27941,0 27941,21591 0,21591">
          <text:p/>
        </draw:polygon>
        <draw:polygon draw:style-name="gr1" draw:text-style-name="P1" draw:layer="layout" svg:width="27.941cm" svg:height="15.754cm" svg:x="-0.001cm" svg:y="2.9cm" svg:viewBox="0 0 27942 15755" draw:points="0,0 27942,0 27942,15755 0,15755">
          <text:p/>
        </draw:polygon>
        <draw:path draw:style-name="gr2" draw:text-style-name="P2" draw:layer="layout" svg:width="0.497cm" svg:height="0.499cm" svg:x="11.329cm" svg:y="11.079cm" svg:viewBox="0 0 498 500" svg:d="M74 74c-99 99-99 256 0 353 96 98 255 98 351 0 98-97 98-254 0-353-96-99-255-99-351 0z">
          <text:p/>
        </draw:path>
        <draw:path draw:style-name="gr2" draw:text-style-name="P2" draw:layer="layout" svg:width="0.498cm" svg:height="0.496cm" svg:x="10.483cm" svg:y="10.896cm" svg:viewBox="0 0 499 497" svg:d="M72 72c-96 98-96 258 0 353 98 96 258 96 353 0 98-95 98-255 0-353-95-96-255-96-353 0z">
          <text:p/>
        </draw:path>
        <draw:line draw:style-name="gr3" draw:text-style-name="P2" draw:layer="layout" svg:x1="13.41cm" svg:y1="13.981cm" svg:x2="15.82cm" svg:y2="13.981cm">
          <text:p/>
        </draw:line>
        <draw:line draw:style-name="gr3" draw:text-style-name="P2" draw:layer="layout" svg:x1="12.818cm" svg:y1="9.859cm" svg:x2="16.42cm" svg:y2="9.859cm">
          <text:p/>
        </draw:line>
        <draw:path draw:style-name="gr2" draw:text-style-name="P2" draw:layer="layout" svg:width="0.459cm" svg:height="0.457cm" svg:x="16.472cm" svg:y="8.519cm" svg:viewBox="0 0 460 458" svg:d="M67 67c-89 90-89 234 0 324 90 90 238 90 327 0 88-90 88-234 0-324-89-89-237-89-327 0z">
          <text:p/>
        </draw:path>
        <draw:path draw:style-name="gr2" draw:text-style-name="P2" draw:layer="layout" svg:width="0.46cm" svg:height="0.461cm" svg:x="15.13cm" svg:y="8.508cm" svg:viewBox="0 0 461 462" svg:d="M67 70c-89 87-89 234 0 324 90 91 238 91 327 0 89-90 89-237 0-324-89-93-237-93-327 0z">
          <text:p/>
        </draw:path>
        <draw:path draw:style-name="gr2" draw:text-style-name="P2" draw:layer="layout" svg:width="0.458cm" svg:height="0.457cm" svg:x="12.51cm" svg:y="8.516cm" svg:viewBox="0 0 459 458" svg:d="M68 67c-91 87-91 234 0 324s235 90 325 0c89-90 89-237 0-324-90-89-234-89-325 0z">
          <text:p/>
        </draw:path>
        <draw:path draw:style-name="gr2" draw:text-style-name="P2" draw:layer="layout" svg:width="0.46cm" svg:height="0.458cm" svg:x="13.811cm" svg:y="8.521cm" svg:viewBox="0 0 461 459" svg:d="M67 65c-89 92-89 234 0 328 93 87 237 87 327 0 89-94 89-236 0-328-90-87-234-87-327 0z">
          <text:p/>
        </draw:path>
        <draw:path draw:style-name="gr4" draw:text-style-name="P2" draw:layer="layout" svg:width="2.075cm" svg:height="2.077cm" svg:x="14.191cm" svg:y="14.276cm" svg:viewBox="0 0 2076 2078" svg:d="M304 304c-405 407-405 1066 0 1470 404 406 1062 406 1468 0 406-404 406-1063 0-1470-406-405-1064-405-1468 0z">
          <text:p/>
        </draw:path>
        <draw:path draw:style-name="gr5" draw:text-style-name="P2" draw:layer="layout" svg:width="2.078cm" svg:height="2.077cm" svg:x="13.032cm" svg:y="14.276cm" svg:viewBox="0 0 2079 2078" svg:d="M304 304c-405 407-405 1066 0 1470 408 406 1066 406 1472 0 404-404 404-1063 0-1470-406-405-1064-405-1472 0z">
          <text:p/>
        </draw:path>
        <draw:path draw:style-name="gr4" draw:text-style-name="P2" draw:layer="layout" svg:width="2.076cm" svg:height="2.076cm" svg:x="14.212cm" svg:y="15.516cm" svg:viewBox="0 0 2077 2077" svg:d="M303 306c-404 405-404 1060 0 1466 407 406 1064 406 1470 0 405-406 405-1061 0-1466-406-408-1063-408-1470 0z">
          <text:p/>
        </draw:path>
        <draw:path draw:style-name="gr5" draw:text-style-name="P2" draw:layer="layout" svg:width="2.078cm" svg:height="2.078cm" svg:x="13.011cm" svg:y="15.477cm" svg:viewBox="0 0 2079 2079" svg:d="M303 306c-404 404-404 1062 0 1466 408 409 1066 409 1471 0 406-404 406-1062 0-1466-405-408-1063-408-1471 0z">
          <text:p/>
        </draw:path>
        <draw:line draw:style-name="gr4" draw:text-style-name="P2" draw:layer="layout" svg:x1="13.995cm" svg:y1="16.617cm" svg:x2="15.195cm" svg:y2="15.372cm">
          <text:p/>
        </draw:line>
        <draw:line draw:style-name="gr6" draw:text-style-name="P2" draw:layer="layout" svg:x1="12.716cm" svg:y1="8.774cm" svg:x2="12.822cm" svg:y2="9.889cm">
          <text:p/>
        </draw:line>
        <draw:line draw:style-name="gr6" draw:text-style-name="P2" draw:layer="layout" svg:x1="14.048cm" svg:y1="8.78cm" svg:x2="14.007cm" svg:y2="9.829cm">
          <text:p/>
        </draw:line>
        <draw:line draw:style-name="gr6" draw:text-style-name="P2" draw:layer="layout" svg:x1="15.196cm" svg:y1="9.846cm" svg:x2="15.353cm" svg:y2="8.782cm">
          <text:p/>
        </draw:line>
        <draw:line draw:style-name="gr7" draw:text-style-name="P2" draw:layer="layout" svg:x1="15.331cm" svg:y1="8.736cm" svg:x2="16.43cm" svg:y2="9.89cm">
          <text:p/>
        </draw:line>
        <draw:line draw:style-name="gr6" draw:text-style-name="P2" draw:layer="layout" svg:x1="16.408cm" svg:y1="9.861cm" svg:x2="16.713cm" svg:y2="8.685cm">
          <text:p/>
        </draw:line>
        <draw:line draw:style-name="gr3" draw:text-style-name="P2" draw:layer="layout" svg:x1="12.798cm" svg:y1="9.88cm" svg:x2="16.368cm" svg:y2="9.88cm">
          <text:p/>
        </draw:line>
        <draw:line draw:style-name="gr8" draw:text-style-name="P2" draw:layer="layout" svg:x1="16.7cm" svg:y1="8.748cm" svg:x2="12.74cm" svg:y2="8.748cm">
          <text:p/>
        </draw:line>
        <draw:path draw:style-name="gr7" draw:text-style-name="P2" draw:layer="layout" svg:width="1.048cm" svg:height="1.047cm" svg:x="9.848cm" svg:y="9.694cm" svg:viewBox="0 0 1049 1048" svg:d="M157 154c-209 206-209 538 0 740 204 205 534 205 739 0 204-202 204-534 0-740-205-205-535-205-739 0z">
          <text:p/>
        </draw:path>
        <draw:path draw:style-name="gr7" draw:text-style-name="P2" draw:layer="layout" svg:width="1.289cm" svg:height="1.29cm" svg:x="10.372cm" svg:y="11.26cm" svg:viewBox="0 0 1290 1291" svg:d="M188 188c-251 251-251 658 0 914 253 251 662 251 913 0 251-256 251-663 0-914s-660-251-913 0z">
          <text:p/>
        </draw:path>
        <draw:path draw:style-name="gr7" draw:text-style-name="P2" draw:layer="layout" svg:width="1.61cm" svg:height="1.607cm" svg:x="11.595cm" svg:y="12.628cm" svg:viewBox="0 0 1611 1608" svg:d="M236 235c-315 314-315 825 0 1138 315 314 824 314 1138 0 315-313 315-824 0-1138-314-313-823-313-1138 0z">
          <text:p/>
        </draw:path>
        <draw:path draw:style-name="gr7" draw:text-style-name="P2" draw:layer="layout" svg:width="1.099cm" svg:height="1.099cm" svg:x="15.871cm" svg:y="9.311cm" svg:viewBox="0 0 1100 1100" svg:d="M163 163c-217 213-217 562 0 776 214 215 560 215 774 0 217-214 217-563 0-776-214-217-560-217-774 0z">
          <text:p/>
        </draw:path>
        <draw:path draw:style-name="gr7" draw:text-style-name="P2" draw:layer="layout" svg:width="1.096cm" svg:height="1.099cm" svg:x="14.661cm" svg:y="9.311cm" svg:viewBox="0 0 1097 1100" svg:d="M164 163c-219 213-219 562 0 776 213 215 560 215 773 0 214-214 214-563 0-776-213-217-560-217-773 0z">
          <text:p/>
        </draw:path>
        <draw:path draw:style-name="gr7" draw:text-style-name="P2" draw:layer="layout" svg:width="1.097cm" svg:height="1.098cm" svg:x="13.454cm" svg:y="9.294cm" svg:viewBox="0 0 1098 1099" svg:d="M160 161c-213 216-213 563 0 776 216 215 564 215 778 0 214-213 214-560 0-776-214-215-562-215-778 0z">
          <text:p/>
        </draw:path>
        <draw:path draw:style-name="gr7" draw:text-style-name="P2" draw:layer="layout" svg:width="1.099cm" svg:height="1.099cm" svg:x="12.271cm" svg:y="9.311cm" svg:viewBox="0 0 1100 1100" svg:d="M161 163c-215 213-215 562 0 776 218 215 566 215 780 0 212-214 212-563 0-776-214-217-562-217-780 0z">
          <text:p/>
        </draw:path>
        <draw:path draw:style-name="gr7" draw:text-style-name="P2" draw:layer="layout" svg:width="1.641cm" svg:height="1.638cm" svg:x="15.595cm" svg:y="9.042cm" svg:viewBox="0 0 1642 1639" svg:d="M243 243c-324 317-324 834 0 1154 318 322 837 322 1157 0 322-320 322-837 0-1154-320-324-839-324-1157 0z">
          <text:p/>
        </draw:path>
        <draw:path draw:style-name="gr7" draw:text-style-name="P2" draw:layer="layout" svg:width="1.678cm" svg:height="1.68cm" svg:x="14.359cm" svg:y="9.004cm" svg:viewBox="0 0 1679 1681" svg:d="M245 248c-327 329-327 860 0 1187 329 329 860 329 1188 0 328-327 328-858 0-1187-328-331-859-331-1188 0z">
          <text:p/>
        </draw:path>
        <draw:path draw:style-name="gr7" draw:text-style-name="P2" draw:layer="layout" svg:width="1.679cm" svg:height="1.68cm" svg:x="13.144cm" svg:y="9.004cm" svg:viewBox="0 0 1680 1681" svg:d="M245 248c-327 329-327 860 0 1187 329 329 860 329 1191 0 326-327 326-858 0-1187-331-331-862-331-1191 0z">
          <text:p/>
        </draw:path>
        <draw:path draw:style-name="gr7" draw:text-style-name="P2" draw:layer="layout" svg:width="1.637cm" svg:height="1.636cm" svg:x="11.986cm" svg:y="9.05cm" svg:viewBox="0 0 1638 1637" svg:d="M240 242c-320 317-320 834 0 1154 322 322 838 322 1159 0 318-320 318-837 0-1154-321-323-837-323-1159 0z">
          <text:p/>
        </draw:path>
        <draw:line draw:style-name="gr6" draw:text-style-name="P2" draw:layer="layout" svg:x1="12.828cm" svg:y1="9.861cm" svg:x2="12.711cm" svg:y2="8.748cm">
          <text:p/>
        </draw:line>
        <draw:line draw:style-name="gr6" draw:text-style-name="P2" draw:layer="layout" svg:x1="16.414cm" svg:y1="9.829cm" svg:x2="16.684cm" svg:y2="8.765cm">
          <text:p/>
        </draw:line>
        <draw:line draw:style-name="gr6" draw:text-style-name="P2" draw:layer="layout" svg:x1="14.004cm" svg:y1="9.861cm" svg:x2="14.051cm" svg:y2="8.777cm">
          <text:p/>
        </draw:line>
        <draw:path draw:style-name="gr7" draw:text-style-name="P2" draw:layer="layout" svg:width="0.994cm" svg:height="0.992cm" svg:x="12.118cm" svg:y="7.05cm" svg:viewBox="0 0 995 993" svg:d="M146 145c-195 194-195 509 0 703 197 193 509 193 705 0 193-194 193-509 0-703-196-193-508-193-705 0z">
          <text:p/>
        </draw:path>
        <draw:path draw:style-name="gr7" draw:text-style-name="P2" draw:layer="layout" svg:width="0.994cm" svg:height="0.992cm" svg:x="13.613cm" svg:y="6.895cm" svg:viewBox="0 0 995 993" svg:d="M146 146c-195 193-195 508 0 702 193 194 510 194 705 0 193-194 193-509 0-702-195-195-512-195-705 0z">
          <text:p/>
        </draw:path>
        <draw:path draw:style-name="gr7" draw:text-style-name="P2" draw:layer="layout" svg:width="0.995cm" svg:height="0.994cm" svg:x="15.04cm" svg:y="7.035cm" svg:viewBox="0 0 996 995" svg:d="M147 146c-196 193-196 512 0 703 194 195 510 195 703 0 194-191 194-510 0-703-193-195-509-195-703 0z">
          <text:p/>
        </draw:path>
        <draw:path draw:style-name="gr7" draw:text-style-name="P2" draw:layer="layout" svg:width="0.993cm" svg:height="0.994cm" svg:x="16.459cm" svg:y="7.252cm" svg:viewBox="0 0 994 995" svg:d="M146 145c-195 198-195 509 0 703 193 196 508 196 701 0 197-194 197-505 0-703-193-193-508-193-701 0z">
          <text:p/>
        </draw:path>
        <draw:path draw:style-name="gr7" draw:text-style-name="P2" draw:layer="layout" svg:width="0.949cm" svg:height="0.949cm" svg:x="11.958cm" svg:y="5.246cm" svg:viewBox="0 0 950 950" svg:d="M138 140c-184 185-184 485 0 668 185 190 485 190 670 0 189-183 189-483 0-668-185-187-485-187-670 0z">
          <text:p/>
        </draw:path>
        <draw:path draw:style-name="gr7" draw:text-style-name="P2" draw:layer="layout" svg:width="0.947cm" svg:height="0.947cm" svg:x="13.683cm" svg:y="5.082cm" svg:viewBox="0 0 948 948" svg:d="M140 140c-187 185-187 485 0 670 185 184 485 184 670 0 185-185 185-485 0-670-185-187-485-187-670 0z">
          <text:p/>
        </draw:path>
        <draw:path draw:style-name="gr7" draw:text-style-name="P2" draw:layer="layout" svg:width="0.947cm" svg:height="0.949cm" svg:x="15.306cm" svg:y="5.38cm" svg:viewBox="0 0 948 950" svg:d="M138 138c-184 185-184 485 0 674 187 184 486 184 671 0 185-189 185-489 0-674-185-184-484-184-671 0z">
          <text:p/>
        </draw:path>
        <draw:path draw:style-name="gr7" draw:text-style-name="P2" draw:layer="layout" svg:width="0.951cm" svg:height="0.947cm" svg:x="16.825cm" svg:y="5.928cm" svg:viewBox="0 0 952 948" svg:d="M139 139c-185 186-185 486 0 670 185 185 485 185 674 0 186-184 186-484 0-670-189-185-489-185-674 0z">
          <text:p/>
        </draw:path>
        <draw:path draw:style-name="gr7" draw:text-style-name="P2" draw:layer="layout" svg:width="0.859cm" svg:height="0.858cm" svg:x="11.853cm" svg:y="3.57cm" svg:viewBox="0 0 860 859" svg:d="M127 125c-169 169-169 441 0 608 165 167 437 167 608 0 167-167 167-439 0-608-171-167-443-167-608 0z">
          <text:p/>
        </draw:path>
        <draw:path draw:style-name="gr7" draw:text-style-name="P2" draw:layer="layout" svg:width="0.86cm" svg:height="0.858cm" svg:x="13.81cm" svg:y="3.239cm" svg:viewBox="0 0 861 859" svg:d="M128 126c-171 167-171 438 0 607 165 168 440 168 608 0 167-169 167-440 0-607-168-168-443-168-608 0z">
          <text:p/>
        </draw:path>
        <draw:path draw:style-name="gr7" draw:text-style-name="P2" draw:layer="layout" svg:width="0.859cm" svg:height="0.859cm" svg:x="15.619cm" svg:y="3.561cm" svg:viewBox="0 0 860 860" svg:d="M126 125c-168 169-168 442 0 609 171 168 442 168 610 0 165-167 165-440 0-609-168-167-439-167-610 0z">
          <text:p/>
        </draw:path>
        <draw:path draw:style-name="gr7" draw:text-style-name="P2" draw:layer="layout" svg:width="0.859cm" svg:height="0.861cm" svg:x="17.209cm" svg:y="4.698cm" svg:viewBox="0 0 860 862" svg:d="M125 129c-167 167-167 436 0 603 167 173 443 173 608 0 169-167 169-436 0-603-165-172-441-172-608 0z">
          <text:p/>
        </draw:path>
        <draw:line draw:style-name="gr9" draw:text-style-name="P2" draw:layer="layout" svg:x1="16.4cm" svg:y1="9.884cm" svg:x2="17.631cm" svg:y2="5.126cm">
          <text:p/>
        </draw:line>
        <draw:line draw:style-name="gr9" draw:text-style-name="P2" draw:layer="layout" svg:x1="15.19cm" svg:y1="9.892cm" svg:x2="16.04cm" svg:y2="3.994cm">
          <text:p/>
        </draw:line>
        <draw:line draw:style-name="gr9" draw:text-style-name="P2" draw:layer="layout" svg:x1="14.236cm" svg:y1="3.677cm" svg:x2="14.004cm" svg:y2="9.863cm">
          <text:p/>
        </draw:line>
        <draw:line draw:style-name="gr9" draw:text-style-name="P2" draw:layer="layout" svg:x1="12.269cm" svg:y1="3.994cm" svg:x2="12.816cm" svg:y2="9.869cm">
          <text:p/>
        </draw:line>
        <draw:line draw:style-name="gr9" draw:text-style-name="P2" draw:layer="layout" svg:x1="11.017cm" svg:y1="11.903cm" svg:x2="12.4cm" svg:y2="13.431cm">
          <text:p/>
        </draw:line>
        <draw:path draw:style-name="gr7" draw:text-style-name="P2" draw:layer="layout" svg:width="0.905cm" svg:height="0.898cm" svg:x="9.952cm" svg:y="8.479cm" svg:viewBox="0 0 906 899" svg:d="M529 4c-248-35-482 139-523 384-40 245 127 471 373 505 247 39 480-135 521-378 40-247-127-473-371-511z">
          <text:p/>
        </draw:path>
        <draw:path draw:style-name="gr4" draw:text-style-name="P2" draw:layer="layout" svg:width="0.725cm" svg:height="0.724cm" svg:x="9.958cm" svg:y="8.023cm" svg:viewBox="0 0 726 725" svg:d="M416 4c-196-28-381 105-412 307-30 196 106 381 302 410 200 30 385-104 415-302 31-201-104-385-305-415z">
          <text:p/>
        </draw:path>
        <draw:line draw:style-name="gr10" draw:text-style-name="P2" draw:layer="layout" svg:x1="10.318cm" svg:y1="8.382cm" svg:x2="10.386cm" svg:y2="9.026cm">
          <text:p/>
        </draw:line>
        <draw:path draw:style-name="gr7" draw:text-style-name="P2" draw:layer="layout" svg:width="1.984cm" svg:height="1.981cm" svg:x="13.636cm" svg:y="12.937cm" svg:viewBox="0 0 1985 1982" svg:d="M290 292c-387 386-387 1012 0 1399 387 388 1017 388 1404 0 387-387 387-1013 0-1399-387-389-1017-389-1404 0z">
          <text:p/>
        </draw:path>
        <draw:path draw:style-name="gr7" draw:text-style-name="P2" draw:layer="layout" svg:width="1.896cm" svg:height="1.895cm" svg:x="14.862cm" svg:y="12.981cm" svg:viewBox="0 0 1897 1896" svg:d="M278 277c-371 372-371 973 0 1342 369 370 973 370 1343 0 369-369 369-970 0-1342-370-369-974-369-1343 0z">
          <text:p/>
        </draw:path>
        <draw:path draw:style-name="gr7" draw:text-style-name="P2" draw:layer="layout" svg:width="1.895cm" svg:height="1.895cm" svg:x="12.486cm" svg:y="12.981cm" svg:viewBox="0 0 1896 1896" svg:d="M278 277c-371 372-371 973 0 1342 370 370 968 370 1337 0 374-369 374-970 0-1342-369-369-967-369-1337 0z">
          <text:p/>
        </draw:path>
        <draw:line draw:style-name="gr3" draw:text-style-name="P2" draw:layer="layout" svg:x1="15.82cm" svg:y1="13.982cm" svg:x2="16.421cm" svg:y2="9.859cm">
          <text:p/>
        </draw:line>
        <draw:line draw:style-name="gr3" draw:text-style-name="P2" draw:layer="layout" svg:x1="12.803cm" svg:y1="9.859cm" svg:x2="13.411cm" svg:y2="13.982cm">
          <text:p/>
        </draw:line>
        <draw:line draw:style-name="gr3" draw:text-style-name="P2" draw:layer="layout" svg:x1="14.639cm" svg:y1="13.982cm" svg:x2="15.206cm" svg:y2="9.859cm">
          <text:p/>
        </draw:line>
        <draw:line draw:style-name="gr3" draw:text-style-name="P2" draw:layer="layout" svg:x1="14.629cm" svg:y1="13.982cm" svg:x2="13.981cm" svg:y2="9.859cm">
          <text:p/>
        </draw:line>
        <draw:line draw:style-name="gr3" draw:text-style-name="P2" draw:layer="layout" svg:x1="15.824cm" svg:y1="13.982cm" svg:x2="15.208cm" svg:y2="9.859cm">
          <text:p/>
        </draw:line>
        <draw:line draw:style-name="gr3" draw:text-style-name="P2" draw:layer="layout" svg:x1="13.41cm" svg:y1="13.982cm" svg:x2="13.991cm" svg:y2="9.859cm">
          <text:p/>
        </draw:line>
        <draw:line draw:style-name="gr9" draw:text-style-name="P2" draw:layer="layout" svg:x1="10.393cm" svg:y1="8.903cm" svg:x2="10.393cm" svg:y2="10.255cm">
          <text:p/>
        </draw:line>
        <draw:line draw:style-name="gr7" draw:text-style-name="P2" draw:layer="layout" svg:x1="12.798cm" svg:y1="9.884cm" svg:x2="14.04cm" svg:y2="8.737cm">
          <text:p/>
        </draw:line>
        <draw:line draw:style-name="gr10" draw:text-style-name="P2" draw:layer="layout" svg:x1="15.231cm" svg:y1="16.622cm" svg:x2="15.231cm" svg:y2="15.331cm">
          <text:p/>
        </draw:line>
        <draw:line draw:style-name="gr10" draw:text-style-name="P2" draw:layer="layout" svg:x1="15.228cm" svg:y1="16.578cm" svg:x2="14.047cm" svg:y2="16.578cm">
          <text:p/>
        </draw:line>
        <draw:line draw:style-name="gr10" draw:text-style-name="P2" draw:layer="layout" svg:x1="14.05cm" svg:y1="15.331cm" svg:x2="14.05cm" svg:y2="16.622cm">
          <text:p/>
        </draw:line>
        <draw:line draw:style-name="gr10" draw:text-style-name="P2" draw:layer="layout" svg:x1="14.068cm" svg:y1="15.375cm" svg:x2="15.228cm" svg:y2="15.375cm">
          <text:p/>
        </draw:line>
        <draw:path draw:style-name="gr11" draw:text-style-name="P3" draw:layer="layout" svg:width="0.226cm" svg:height="0.227cm" svg:x="13.925cm" svg:y="15.265cm" svg:viewBox="0 0 227 228" svg:d="M192 32c-44-43-116-43-159 0-44 45-44 120 0 163 43 44 115 44 159 0 47-43 47-118 0-163z">
          <text:p/>
        </draw:path>
        <draw:path draw:style-name="gr11" draw:text-style-name="P3" draw:layer="layout" svg:width="0.226cm" svg:height="0.227cm" svg:x="15.117cm" svg:y="15.265cm" svg:viewBox="0 0 227 228" svg:d="M194 32c-44-43-116-43-162 0-43 45-43 120 0 163 46 44 118 44 162 0 44-43 44-118 0-163z">
          <text:p/>
        </draw:path>
        <draw:path draw:style-name="gr11" draw:text-style-name="P3" draw:layer="layout" svg:width="0.227cm" svg:height="0.228cm" svg:x="15.12cm" svg:y="16.46cm" svg:viewBox="0 0 228 229" svg:d="M195 33c-47-44-119-44-162 0-44 46-44 119 0 162 43 45 115 45 162 0 44-43 44-116 0-162z">
          <text:p/>
        </draw:path>
        <draw:path draw:style-name="gr11" draw:text-style-name="P3" draw:layer="layout" svg:width="0.227cm" svg:height="0.228cm" svg:x="13.919cm" svg:y="16.465cm" svg:viewBox="0 0 228 229" svg:d="M195 34c-45-45-118-45-162 0-44 43-44 116 0 162 44 44 117 44 162 0 44-46 44-119 0-162z">
          <text:p/>
        </draw:path>
        <draw:path draw:style-name="gr12" draw:text-style-name="P4" draw:layer="layout" svg:width="0.228cm" svg:height="0.226cm" svg:x="14.509cm" svg:y="13.873cm" svg:viewBox="0 0 229 227" svg:d="M194 34c-44-45-116-45-160 0-45 43-45 115 0 159 44 46 116 46 160 0 47-44 47-116 0-159z">
          <text:p/>
        </draw:path>
        <draw:path draw:style-name="gr12" draw:text-style-name="P4" draw:layer="layout" svg:width="0.228cm" svg:height="0.227cm" svg:x="10.271cm" svg:y="8.799cm" svg:viewBox="0 0 229 228" svg:d="M193 33c-44-44-117-44-160 0-44 43-44 116 0 160 43 46 116 46 160 0 48-44 48-117 0-160z">
          <text:p/>
        </draw:path>
        <draw:path draw:style-name="gr11" draw:text-style-name="P3" draw:layer="layout" svg:width="0.229cm" svg:height="0.227cm" svg:x="10.197cm" svg:y="8.268cm" svg:viewBox="0 0 230 228" svg:d="M195 34c-44-45-116-45-160 0-47 45-47 115 0 161 44 44 116 44 160 0 47-46 47-116 0-161z">
          <text:p/>
        </draw:path>
        <draw:path draw:style-name="gr13" draw:text-style-name="P5" draw:layer="layout" svg:width="0.227cm" svg:height="0.228cm" svg:x="13.891cm" svg:y="9.747cm" svg:viewBox="0 0 228 229" svg:d="M195 35c-46-47-118-47-163 0-43 44-43 116 0 161 45 45 117 45 163 0 44-45 44-117 0-161z">
          <text:p/>
        </draw:path>
        <draw:path draw:style-name="gr12" draw:text-style-name="P4" draw:layer="layout" svg:width="0.227cm" svg:height="0.226cm" svg:x="17.525cm" svg:y="5.013cm" svg:viewBox="0 0 228 227" svg:d="M195 34c-43-45-116-45-162 0-44 45-44 117 0 161 46 43 119 43 162 0 44-44 44-116 0-161z">
          <text:p/>
        </draw:path>
        <draw:path draw:style-name="gr12" draw:text-style-name="P4" draw:layer="layout" svg:width="0.226cm" svg:height="0.226cm" svg:x="17.196cm" svg:y="6.291cm" svg:viewBox="0 0 227 227" svg:d="M195 33c-43-44-117-44-160 0-47 43-47 115 0 160 43 45 117 45 160 0s43-117 0-160z">
          <text:p/>
        </draw:path>
        <draw:path draw:style-name="gr12" draw:text-style-name="P4" draw:layer="layout" svg:width="0.225cm" svg:height="0.227cm" svg:x="16.843cm" svg:y="7.634cm" svg:viewBox="0 0 226 228" svg:d="M193 35c-43-47-117-47-160 0-44 44-44 116 0 160 43 44 117 44 160 0 44-44 44-116 0-160z">
          <text:p/>
        </draw:path>
        <draw:path draw:style-name="gr12" draw:text-style-name="P4" draw:layer="layout" svg:width="0.227cm" svg:height="0.227cm" svg:x="15.943cm" svg:y="3.86cm" svg:viewBox="0 0 228 228" svg:d="M195 33c-43-44-115-44-162 0-44 44-44 117 0 163 47 43 119 43 162 0 44-46 44-119 0-163z">
          <text:p/>
        </draw:path>
        <draw:path draw:style-name="gr12" draw:text-style-name="P4" draw:layer="layout" svg:width="0.227cm" svg:height="0.227cm" svg:x="15.654cm" svg:y="5.728cm" svg:viewBox="0 0 228 228" svg:d="M193 33c-44-44-117-44-160 0-44 47-44 117 0 162 43 44 116 44 160 0 46-45 46-115 0-162z">
          <text:p/>
        </draw:path>
        <draw:path draw:style-name="gr12" draw:text-style-name="P4" draw:layer="layout" svg:width="0.228cm" svg:height="0.226cm" svg:x="15.408cm" svg:y="7.408cm" svg:viewBox="0 0 229 227" svg:d="M196 33c-44-44-118-44-161 0-47 43-47 117 0 161 43 44 117 44 161 0 45-44 45-118 0-161z">
          <text:p/>
        </draw:path>
        <draw:path draw:style-name="gr12" draw:text-style-name="P4" draw:layer="layout" svg:width="0.227cm" svg:height="0.227cm" svg:x="13.983cm" svg:y="7.26cm" svg:viewBox="0 0 228 228" svg:d="M194 32c-43-43-116-43-161 0-44 46-44 120 0 163 45 43 118 43 161 0 45-43 45-117 0-163z">
          <text:p/>
        </draw:path>
        <draw:path draw:style-name="gr12" draw:text-style-name="P4" draw:layer="layout" svg:width="0.229cm" svg:height="0.227cm" svg:x="14.119cm" svg:y="3.547cm" svg:viewBox="0 0 230 228" svg:d="M195 35c-43-47-116-47-162 0-44 44-44 115 0 160 46 44 119 44 162 0 46-45 46-116 0-160z">
          <text:p/>
        </draw:path>
        <draw:path draw:style-name="gr12" draw:text-style-name="P4" draw:layer="layout" svg:width="0.227cm" svg:height="0.227cm" svg:x="14.052cm" svg:y="5.445cm" svg:viewBox="0 0 228 228" svg:d="M196 33c-46-44-117-44-163 0-44 43-44 116 0 160 46 46 117 46 163 0 43-44 43-117 0-160z">
          <text:p/>
        </draw:path>
        <draw:path draw:style-name="gr12" draw:text-style-name="P4" draw:layer="layout" svg:width="0.228cm" svg:height="0.229cm" svg:x="12.153cm" svg:y="3.873cm" svg:viewBox="0 0 229 230" svg:d="M195 35c-46-47-116-47-161 0-45 44-45 117 0 161 45 46 115 46 161 0 45-44 45-117 0-161z">
          <text:p/>
        </draw:path>
        <draw:path draw:style-name="gr12" draw:text-style-name="P4" draw:layer="layout" svg:width="0.227cm" svg:height="0.228cm" svg:x="12.318cm" svg:y="5.599cm" svg:viewBox="0 0 228 229" svg:d="M195 34c-46-45-118-45-163 0-43 44-43 116 0 160 45 47 117 47 163 0 44-44 44-116 0-160z">
          <text:p/>
        </draw:path>
        <draw:path draw:style-name="gr12" draw:text-style-name="P4" draw:layer="layout" svg:width="0.228cm" svg:height="0.229cm" svg:x="12.49cm" svg:y="7.42cm" svg:viewBox="0 0 229 230" svg:d="M195 33c-43-44-115-44-161 0-45 46-45 118 0 162 46 47 118 47 161 0 46-44 46-116 0-162z">
          <text:p/>
        </draw:path>
        <draw:line draw:style-name="gr9" draw:text-style-name="P2" draw:layer="layout" svg:x1="10.373cm" svg:y1="10.217cm" svg:x2="11.021cm" svg:y2="11.907cm">
          <text:p/>
        </draw:line>
        <draw:path draw:style-name="gr12" draw:text-style-name="P4" draw:layer="layout" svg:width="0.228cm" svg:height="0.226cm" svg:x="10.904cm" svg:y="11.796cm" svg:viewBox="0 0 229 227" svg:d="M195 35c-45-47-117-47-160 0-47 44-47 116 0 159 43 44 115 44 160 0 46-43 46-115 0-159z">
          <text:p/>
        </draw:path>
        <draw:path draw:style-name="gr12" draw:text-style-name="P4" draw:layer="layout" svg:width="0.228cm" svg:height="0.227cm" svg:x="10.271cm" svg:y="10.078cm" svg:viewBox="0 0 229 228" svg:d="M193 33c-44-44-117-44-160 0-44 46-44 118 0 162 43 44 116 44 160 0 48-44 48-116 0-162z">
          <text:p/>
        </draw:path>
        <draw:line draw:style-name="gr7" draw:text-style-name="P2" draw:layer="layout" svg:x1="14.047cm" svg:y1="8.763cm" svg:x2="15.197cm" svg:y2="9.883cm">
          <text:p/>
        </draw:line>
        <draw:path draw:style-name="gr13" draw:text-style-name="P5" draw:layer="layout" svg:width="0.228cm" svg:height="0.227cm" svg:x="15.096cm" svg:y="9.769cm" svg:viewBox="0 0 229 228" svg:d="M195 33c-46-44-118-44-162 0-44 46-44 119 0 162 44 44 116 44 162 0 45-43 45-116 0-162z">
          <text:p/>
        </draw:path>
        <draw:path draw:style-name="gr14" draw:text-style-name="P6" draw:layer="layout" svg:width="0.226cm" svg:height="0.227cm" svg:x="12.617cm" svg:y="8.624cm" svg:viewBox="0 0 227 228" svg:d="M194 35c-44-47-118-47-162 0-43 45-43 117 0 160 44 44 118 44 162 0 44-43 44-115 0-160z">
          <text:p/>
        </draw:path>
        <draw:path draw:style-name="gr14" draw:text-style-name="P6" draw:layer="layout" svg:width="0.228cm" svg:height="0.226cm" svg:x="16.579cm" svg:y="8.635cm" svg:viewBox="0 0 229 227" svg:d="M196 35c-45-47-117-47-161 0-47 44-47 117 0 160 44 43 116 43 161 0s45-116 0-160z">
          <text:p/>
        </draw:path>
        <draw:path draw:style-name="gr14" draw:text-style-name="P6" draw:layer="layout" svg:width="0.227cm" svg:height="0.226cm" svg:x="15.247cm" svg:y="8.618cm" svg:viewBox="0 0 228 227" svg:d="M196 34c-47-45-119-45-163 0-44 44-44 117 0 161 44 43 116 43 163 0 43-44 43-117 0-161z">
          <text:p/>
        </draw:path>
        <draw:path draw:style-name="gr14" draw:text-style-name="P6" draw:layer="layout" svg:width="0.227cm" svg:height="0.226cm" svg:x="13.931cm" svg:y="8.629cm" svg:viewBox="0 0 228 227" svg:d="M195 35c-46-47-118-47-161 0-45 45-45 117 0 160 43 43 115 43 161 0 44-43 44-115 0-160z">
          <text:p/>
        </draw:path>
        <draw:path draw:style-name="gr15" draw:text-style-name="P7" draw:layer="layout" svg:width="0.25cm" svg:height="0.248cm" svg:x="15.696cm" svg:y="13.862cm" svg:viewBox="0 0 251 249" svg:d="M214 35c-50-47-128-47-177 0-49 49-49 131 0 178 49 48 127 48 177 0 49-47 49-129 0-178z">
          <text:p/>
        </draw:path>
        <draw:path draw:style-name="gr15" draw:text-style-name="P7" draw:layer="layout" svg:width="0.249cm" svg:height="0.251cm" svg:x="13.258cm" svg:y="13.881cm" svg:viewBox="0 0 250 252" svg:d="M212 38c-49-51-129-51-176 0-48 49-48 127 0 176 47 50 127 50 176 0 50-49 50-127 0-176z">
          <text:p/>
        </draw:path>
        <draw:path draw:style-name="gr15" draw:text-style-name="P7" draw:layer="layout" svg:width="0.431cm" svg:height="0.432cm" svg:x="16.195cm" svg:y="9.667cm" svg:viewBox="0 0 432 433" svg:d="M368 64c-86-85-222-85-306 0-83 86-83 222 0 305 84 85 220 85 306 0 85-83 85-219 0-305z">
          <text:p/>
        </draw:path>
        <draw:path draw:style-name="gr13" draw:text-style-name="P5" draw:layer="layout" svg:width="0.248cm" svg:height="0.249cm" svg:x="16.285cm" svg:y="9.753cm" svg:viewBox="0 0 249 250" svg:d="M212 38c-48-51-129-51-176 0-48 48-48 126 0 175 47 49 128 49 176 0 49-49 49-127 0-175z">
          <text:p/>
        </draw:path>
        <draw:path draw:style-name="gr15" draw:text-style-name="P7" draw:layer="layout" svg:width="0.432cm" svg:height="0.43cm" svg:x="12.605cm" svg:y="9.647cm" svg:viewBox="0 0 433 431" svg:d="M370 65c-84-87-220-87-307 0-84 84-84 219 0 303 87 84 223 84 307 0s84-219 0-303z">
          <text:p/>
        </draw:path>
        <draw:path draw:style-name="gr13" draw:text-style-name="P5" draw:layer="layout" svg:width="0.247cm" svg:height="0.251cm" svg:x="12.7cm" svg:y="9.748cm" svg:viewBox="0 0 248 252" svg:d="M212 37c-47-49-127-49-174 0-51 50-51 129 0 178 47 49 127 49 174 0 48-49 48-128 0-178z">
          <text:p/>
        </draw:path>
        <draw:line draw:style-name="gr16" draw:text-style-name="P2" draw:layer="layout" svg:x1="11.56cm" svg:y1="11.315cm" svg:x2="10.714cm" svg:y2="11.149cm">
          <text:p/>
        </draw:line>
        <draw:path draw:style-name="gr2" draw:text-style-name="P2" draw:layer="layout" svg:width="0.724cm" svg:height="0.724cm" svg:x="11.981cm" svg:y="10.623cm" svg:viewBox="0 0 725 725" svg:d="M107 106c-143 142-143 370 0 514 138 140 369 140 510 0 145-144 145-372 0-514-141-141-372-141-510 0z">
          <text:p/>
        </draw:path>
        <draw:line draw:style-name="gr16" draw:text-style-name="P2" draw:layer="layout" svg:x1="11.551cm" svg:y1="11.259cm" svg:x2="12.377cm" svg:y2="13.408cm">
          <text:p/>
        </draw:line>
        <draw:line draw:style-name="gr16" draw:text-style-name="P2" draw:layer="layout" svg:x1="12.392cm" svg:y1="10.927cm" svg:x2="11.591cm" svg:y2="11.329cm">
          <text:p/>
        </draw:line>
        <draw:line draw:style-name="gr16" draw:text-style-name="P2" draw:layer="layout" svg:x1="12.336cm" svg:y1="10.964cm" svg:x2="12.4cm" svg:y2="13.431cm">
          <text:p/>
        </draw:line>
        <draw:path draw:style-name="gr17" draw:text-style-name="P8" draw:layer="layout" svg:width="0.248cm" svg:height="0.25cm" svg:x="12.206cm" svg:y="10.839cm" svg:viewBox="0 0 249 251" svg:d="M212 38c-47-51-127-51-175 0-49 49-49 127 0 176 48 50 128 50 175 0 49-49 49-127 0-176z">
          <text:p/>
        </draw:path>
        <draw:path draw:style-name="gr11" draw:text-style-name="P3" draw:layer="layout" svg:width="0.227cm" svg:height="0.227cm" svg:x="10.614cm" svg:y="11.036cm" svg:viewBox="0 0 228 228" svg:d="M195 33c-47-44-117-44-163 0-43 43-43 115 0 160 46 46 116 46 163 0 43-45 43-117 0-160z">
          <text:p/>
        </draw:path>
        <draw:path draw:style-name="gr18" draw:text-style-name="P9" draw:layer="layout" svg:width="0.228cm" svg:height="0.227cm" svg:x="11.462cm" svg:y="11.212cm" svg:viewBox="0 0 229 228" svg:d="M196 34c-46-45-119-45-163 0-44 43-44 115 0 161 44 44 117 44 163 0 44-46 44-118 0-161z">
          <text:p/>
        </draw:path>
        <draw:path draw:style-name="gr13" draw:text-style-name="P5" draw:layer="layout" svg:width="0.227cm" svg:height="0.225cm" svg:x="12.254cm" svg:y="13.284cm" svg:viewBox="0 0 228 226" svg:d="M195 33c-45-44-117-44-162 0-44 43-44 117 0 160 45 44 117 44 162 0 44-43 44-117 0-160z">
          <text:p/>
        </draw:path>
        <draw:frame draw:style-name="gr19" draw:text-style-name="P11" draw:layer="layout" svg:width="0.563cm" svg:height="0.628cm" svg:x="17.614cm" svg:y="5.6cm">
          <draw:text-box>
            <text:p text:style-name="P10"><text:span text:style-name="T1">0</text:span></text:p>
          </draw:text-box>
        </draw:frame>
        <draw:frame draw:style-name="gr19" draw:text-style-name="P11" draw:layer="layout" svg:width="0.563cm" svg:height="0.628cm" svg:x="12.513cm" svg:y="4.476cm">
          <draw:text-box>
            <text:p text:style-name="P10"><text:span text:style-name="T1">9</text:span></text:p>
          </draw:text-box>
        </draw:frame>
        <draw:frame draw:style-name="gr19" draw:text-style-name="P11" draw:layer="layout" svg:width="0.563cm" svg:height="0.628cm" svg:x="14.302cm" svg:y="8.003cm">
          <draw:text-box>
            <text:p text:style-name="P10"><text:span text:style-name="T1">8</text:span></text:p>
          </draw:text-box>
        </draw:frame>
        <draw:frame draw:style-name="gr19" draw:text-style-name="P11" draw:layer="layout" svg:width="0.563cm" svg:height="0.628cm" svg:x="14.316cm" svg:y="6.2cm">
          <draw:text-box>
            <text:p text:style-name="P10"><text:span text:style-name="T1">7</text:span></text:p>
          </draw:text-box>
        </draw:frame>
        <draw:frame draw:style-name="gr19" draw:text-style-name="P11" draw:layer="layout" svg:width="0.563cm" svg:height="0.628cm" svg:x="14.415cm" svg:y="4.302cm">
          <draw:text-box>
            <text:p text:style-name="P10"><text:span text:style-name="T1">6</text:span></text:p>
          </draw:text-box>
        </draw:frame>
        <draw:frame draw:style-name="gr19" draw:text-style-name="P11" draw:layer="layout" svg:width="0.563cm" svg:height="0.628cm" svg:x="15.6cm" svg:y="7.9cm">
          <draw:text-box>
            <text:p text:style-name="P10"><text:span text:style-name="T1">5</text:span></text:p>
          </draw:text-box>
        </draw:frame>
        <draw:frame draw:style-name="gr19" draw:text-style-name="P11" draw:layer="layout" svg:width="0.563cm" svg:height="0.628cm" svg:x="15.9cm" svg:y="6.401cm">
          <draw:text-box>
            <text:p text:style-name="P10"><text:span text:style-name="T1">4</text:span></text:p>
          </draw:text-box>
        </draw:frame>
        <draw:frame draw:style-name="gr19" draw:text-style-name="P11" draw:layer="layout" svg:width="0.563cm" svg:height="0.628cm" svg:x="16.101cm" svg:y="4.603cm">
          <draw:text-box>
            <text:p text:style-name="P10"><text:span text:style-name="T1">3</text:span></text:p>
          </draw:text-box>
        </draw:frame>
        <draw:frame draw:style-name="gr19" draw:text-style-name="P11" draw:layer="layout" svg:width="0.563cm" svg:height="0.628cm" svg:x="17.099cm" svg:y="8.5cm">
          <draw:text-box>
            <text:p text:style-name="P10"><text:span text:style-name="T1">2</text:span></text:p>
          </draw:text-box>
        </draw:frame>
        <draw:frame draw:style-name="gr19" draw:text-style-name="P11" draw:layer="layout" svg:width="0.563cm" svg:height="0.628cm" svg:x="17.3cm" svg:y="6.673cm">
          <draw:text-box>
            <text:p text:style-name="P10"><text:span text:style-name="T1">1</text:span></text:p>
          </draw:text-box>
        </draw:frame>
        <draw:frame draw:style-name="gr19" draw:text-style-name="P11" draw:layer="layout" svg:width="0.569cm" svg:height="0.628cm" svg:x="12.601cm" svg:y="6.173cm">
          <draw:text-box>
            <text:p text:style-name="P10"><text:span text:style-name="T1">10</text:span></text:p>
          </draw:text-box>
        </draw:frame>
        <draw:frame draw:style-name="gr19" draw:text-style-name="P11" draw:layer="layout" svg:width="0.569cm" svg:height="0.628cm" svg:x="13.73cm" svg:y="11.975cm">
          <draw:text-box>
            <text:p text:style-name="P10"><text:span text:style-name="T1">18</text:span></text:p>
          </draw:text-box>
        </draw:frame>
        <draw:frame draw:style-name="gr19" draw:text-style-name="P11" draw:layer="layout" svg:width="0.569cm" svg:height="0.628cm" svg:x="14.33cm" svg:y="10.875cm">
          <draw:text-box>
            <text:p text:style-name="P10"><text:span text:style-name="T1">17</text:span></text:p>
          </draw:text-box>
        </draw:frame>
        <draw:frame draw:style-name="gr19" draw:text-style-name="P11" draw:layer="layout" svg:width="0.569cm" svg:height="0.628cm" svg:x="14.93cm" svg:y="11.975cm">
          <draw:text-box>
            <text:p text:style-name="P10"><text:span text:style-name="T1">16</text:span></text:p>
          </draw:text-box>
        </draw:frame>
        <draw:frame draw:style-name="gr19" draw:text-style-name="P11" draw:layer="layout" svg:width="0.569cm" svg:height="0.628cm" svg:x="15.529cm" svg:y="11.072cm">
          <draw:text-box>
            <text:p text:style-name="P10"><text:span text:style-name="T1">15</text:span></text:p>
          </draw:text-box>
        </draw:frame>
        <draw:frame draw:style-name="gr19" draw:text-style-name="P11" draw:layer="layout" svg:width="0.569cm" svg:height="0.628cm" svg:x="9.631cm" svg:y="8.274cm">
          <draw:text-box>
            <text:p text:style-name="P10"><text:span text:style-name="T1">27</text:span></text:p>
          </draw:text-box>
        </draw:frame>
        <draw:frame draw:style-name="gr19" draw:text-style-name="P11" draw:layer="layout" svg:width="0.569cm" svg:height="0.628cm" svg:x="11.73cm" svg:y="11.4cm">
          <draw:text-box>
            <text:p text:style-name="P10"><text:span text:style-name="T1">26</text:span></text:p>
          </draw:text-box>
        </draw:frame>
        <draw:frame draw:style-name="gr19" draw:text-style-name="P11" draw:layer="layout" svg:width="0.569cm" svg:height="0.628cm" svg:x="11.098cm" svg:y="11.602cm">
          <draw:text-box>
            <text:p text:style-name="P10"><text:span text:style-name="T1">30</text:span></text:p>
          </draw:text-box>
        </draw:frame>
        <draw:frame draw:style-name="gr19" draw:text-style-name="P11" draw:layer="layout" svg:width="0.569cm" svg:height="0.628cm" svg:x="9.8cm" svg:y="10.973cm">
          <draw:text-box>
            <text:p text:style-name="P10"><text:span text:style-name="T1">13</text:span></text:p>
          </draw:text-box>
        </draw:frame>
        <draw:frame draw:style-name="gr19" draw:text-style-name="P11" draw:layer="layout" svg:width="0.569cm" svg:height="0.628cm" svg:x="10.432cm" svg:y="9.202cm">
          <draw:text-box>
            <text:p text:style-name="P10"><text:span text:style-name="T1">12</text:span></text:p>
          </draw:text-box>
        </draw:frame>
        <draw:frame draw:style-name="gr19" draw:text-style-name="P11" draw:layer="layout" svg:width="0.569cm" svg:height="0.628cm" svg:x="12.732cm" svg:y="7.873cm">
          <draw:text-box>
            <text:p text:style-name="P10"><text:span text:style-name="T1">11</text:span></text:p>
          </draw:text-box>
        </draw:frame>
        <draw:frame draw:style-name="gr19" draw:text-style-name="P11" draw:layer="layout" svg:width="0.569cm" svg:height="0.628cm" svg:x="14.03cm" svg:y="15.4cm">
          <draw:text-box>
            <text:p text:style-name="P10"><text:span text:style-name="T1">28</text:span></text:p>
          </draw:text-box>
        </draw:frame>
        <draw:frame draw:style-name="gr19" draw:text-style-name="P11" draw:layer="layout" svg:width="0.569cm" svg:height="0.628cm" svg:x="12.732cm" svg:y="8.8cm">
          <draw:text-box>
            <text:p text:style-name="P10"><text:span text:style-name="T1">25</text:span></text:p>
          </draw:text-box>
        </draw:frame>
        <draw:frame draw:style-name="gr19" draw:text-style-name="P11" draw:layer="layout" svg:width="1.276cm" svg:height="0.628cm" svg:x="13.399cm" svg:y="9.202cm">
          <draw:text-box>
            <text:p text:style-name="P10"><text:span text:style-name="T1">24 23</text:span></text:p>
          </draw:text-box>
        </draw:frame>
        <draw:frame draw:style-name="gr19" draw:text-style-name="P11" draw:layer="layout" svg:width="0.569cm" svg:height="0.628cm" svg:x="14.601cm" svg:y="8.772cm">
          <draw:text-box>
            <text:p text:style-name="P10"><text:span text:style-name="T1">22</text:span></text:p>
          </draw:text-box>
        </draw:frame>
        <draw:frame draw:style-name="gr19" draw:text-style-name="P11" draw:layer="layout" svg:width="0.569cm" svg:height="0.628cm" svg:x="15.3cm" svg:y="9.273cm">
          <draw:text-box>
            <text:p text:style-name="P10"><text:span text:style-name="T1">21</text:span></text:p>
          </draw:text-box>
        </draw:frame>
        <draw:frame draw:style-name="gr19" draw:text-style-name="P11" draw:layer="layout" svg:width="0.569cm" svg:height="0.628cm" svg:x="15.9cm" svg:y="8.8cm">
          <draw:text-box>
            <text:p text:style-name="P10"><text:span text:style-name="T1">20</text:span></text:p>
          </draw:text-box>
        </draw:frame>
        <draw:line draw:style-name="gr20" draw:text-style-name="P2" draw:layer="layout" svg:x1="14.099cm" svg:y1="16.6cm" svg:x2="14.495cm" svg:y2="16.169cm">
          <text:p/>
        </draw:line>
        <draw:line draw:style-name="gr20" draw:text-style-name="P2" draw:layer="layout" svg:x1="14.673cm" svg:y1="15.976cm" svg:x2="15.067cm" svg:y2="15.545cm">
          <text:p/>
        </draw:line>
        <draw:frame draw:style-name="gr19" draw:text-style-name="P11" draw:layer="layout" svg:width="0.569cm" svg:height="0.628cm" svg:x="13.099cm" svg:y="10.973cm">
          <draw:text-box>
            <text:p text:style-name="P10"><text:span text:style-name="T1">19</text:span></text:p>
          </draw:text-box>
        </draw:frame>
        <draw:frame draw:style-name="gr19" draw:text-style-name="P11" draw:layer="layout" svg:width="0.569cm" svg:height="0.628cm" svg:x="14.601cm" svg:y="15.972cm">
          <draw:text-box>
            <text:p text:style-name="P10"><text:span text:style-name="T1">29</text:span></text:p>
          </draw:text-box>
        </draw:frame>
        <draw:frame draw:style-name="gr19" draw:text-style-name="P11" draw:layer="layout" svg:width="0.569cm" svg:height="0.628cm" svg:x="10.831cm" svg:y="12.572cm">
          <draw:text-box>
            <text:p text:style-name="P10"><text:span text:style-name="T1">1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/>
    <style:font-face style:name="Liberation Serif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3T09:10:19.919202735</dc:date>
    <meta:editing-duration>PT32S</meta:editing-duration>
    <meta:editing-cycles>1</meta:editing-cycles>
    <meta:document-statistic meta:object-count="148"/>
    <meta:generator>LibreOffice/6.4.7.2$Linux_X86_64 LibreOffice_project/40$Build-2</meta:generator>
  </office:meta>
</office:document-meta>
</file>